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gr1" style:family="graphic">
      <style:graphic-properties draw:textarea-horizontal-align="justify" draw:textarea-vertical-align="middle" draw:auto-grow-height="false" fo:min-height="1.325cm" fo:min-width="2.6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" draw:marker-end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形狀1" draw:style-name="gr1" draw:text-style-name="P2" svg:width="2.784cm" svg:height="1.467cm" svg:x="5.944cm" svg:y="3.801cm"><text:p text:style-name="P1">感測器數值轉換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形狀1" draw:style-name="gr1" draw:text-style-name="P1" svg:width="2.784cm" svg:height="1.467cm" svg:x="7.602cm" svg:y="5.916cm"><text:p text:style-name="P1">PID運算分析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形狀1" draw:style-name="gr1" draw:text-style-name="P1" svg:width="2.784cm" svg:height="1.467cm" svg:x="7.689cm" svg:y="8.918cm"><text:p text:style-name="P1">馬達應變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形狀1" draw:style-name="gr1" draw:text-style-name="P1" svg:width="2.784cm" svg:height="1.467cm" svg:x="9.611cm" svg:y="3.863cm"><text:p text:style-name="P1">修正參數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形狀1" draw:style-name="gr1" draw:text-style-name="P1" svg:width="2.784cm" svg:height="1.467cm" svg:x="4.124cm" svg:y="5.932cm"><text:p text:style-name="P1">量化結果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形狀2" draw:style-name="gr2" draw:text-style-name="P1" svg:x1="7.424cm" svg:y1="3.802cm" svg:x2="7.424cm" svg:y2="2.223cm"><text:p/></draw:line><draw:line text:anchor-type="paragraph" draw:z-index="6" draw:name="形狀3" draw:style-name="gr3" draw:text-style-name="P1" svg:x1="7.881cm" svg:y1="2.223cm" svg:x2="10.714cm" svg:y2="3.863cm"><text:p/></draw:line><draw:line text:anchor-type="paragraph" draw:z-index="7" draw:name="形狀4" draw:style-name="gr4" draw:text-style-name="P1" svg:x1="9.612cm" svg:y1="4.581cm" svg:x2="8.728cm" svg:y2="4.581cm"><text:p/></draw:line><draw:line text:anchor-type="paragraph" draw:z-index="8" draw:name="形狀5" draw:style-name="gr4" draw:text-style-name="P1" svg:x1="7.018cm" svg:y1="5.267cm" svg:x2="5.699cm" svg:y2="5.932cm"><text:p/></draw:line><draw:line text:anchor-type="paragraph" draw:z-index="9" draw:name="形狀6" draw:style-name="gr5" draw:text-style-name="P1" svg:x1="7.832cm" svg:y1="5.267cm" svg:x2="8.94cm" svg:y2="5.916cm"><text:p/></draw:line><draw:line text:anchor-type="paragraph" draw:z-index="10" draw:name="形狀7" draw:style-name="gr4" draw:text-style-name="P1" svg:x1="9.021cm" svg:y1="7.382cm" svg:x2="9.055cm" svg:y2="8.918cm"><text:p/></draw:line><draw:custom-shape text:anchor-type="paragraph" draw:z-index="11" draw:name="形狀1" draw:style-name="gr1" draw:text-style-name="P1" svg:width="2.784cm" svg:height="1.467cm" svg:x="4.173cm" svg:y="8.911cm"><text:p text:style-name="P1">顯示結果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2" draw:name="形狀8" draw:style-name="gr4" draw:text-style-name="P1" svg:x1="5.537cm" svg:y1="7.398cm" svg:x2="5.537cm" svg:y2="8.911cm"><text:p/></draw:line><draw:custom-shape text:anchor-type="paragraph" draw:z-index="13" draw:name="形狀1" draw:style-name="gr1" draw:text-style-name="P1" svg:width="2.784cm" svg:height="1.467cm" svg:x="6.239cm" svg:y="0.757cm"><text:p text:style-name="P1">循線感測器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marker draw:name="線條箭頭_20_1" draw:display-name="線條箭頭 1" svg:viewBox="0 0 20 30" svg:d="M10 0l-10 30h20z"/>
    <draw:marker draw:name="線條箭頭_20_2" draw:display-name="線條箭頭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20:28:55.346297784</meta:creation-date>
    <dc:date>2018-02-10T20:48:39.243041519</dc:date>
    <meta:editing-duration>PT9M3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